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606cm"/>
    </style:style>
    <style:style style:name="pr3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3.075cm" fo:min-width="0cm" fo:padding-top="0.13cm" fo:padding-bottom="0.13cm" fo:padding-left="0.25cm" fo:padding-right="0.25cm" fo:wrap-option="wrap" draw:shadow="hidden" draw:shadow-color="#000080"/>
    </style:style>
    <style:style style:name="pr4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5.638cm" fo:min-width="0cm" fo:padding-top="0.13cm" fo:padding-bottom="0.13cm" fo:padding-left="0.25cm" fo:padding-right="0.25cm" fo:wrap-option="wrap" draw:shadow="hidden" draw:shadow-color="#000080"/>
    </style:style>
    <style:style style:name="pr5" style:family="presentation" style:parent-style-name="Default-outline1">
      <style:graphic-properties draw:fill-color="#ffffff" fo:min-height="11.238cm"/>
    </style:style>
    <style:style style:name="pr6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4.345cm" fo:min-width="0cm" fo:padding-top="0.13cm" fo:padding-bottom="0.13cm" fo:padding-left="0.25cm" fo:padding-right="0.25cm" fo:wrap-option="wrap" draw:shadow="hidden" draw:shadow-color="#000080"/>
    </style:style>
    <style:style style:name="pr7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3.55cm" fo:min-width="0cm" fo:padding-top="0.13cm" fo:padding-bottom="0.13cm" fo:padding-left="0.25cm" fo:padding-right="0.25cm" fo:wrap-option="wrap" draw:shadow="hidden" draw:shadow-color="#000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8" style:family="paragraph">
      <style:paragraph-properties fo:margin-left="0.952cm" fo:margin-right="0cm" fo:text-indent="0cm"/>
      <style:text-properties style:font-name="Courier 10 Pitch1" fo:font-size="40pt" style:font-size-asian="40pt" style:font-size-complex="40pt"/>
    </style:style>
    <style:style style:name="P9" style:family="paragraph">
      <style:paragraph-properties fo:text-align="center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3" style:family="text">
      <style:text-properties style:font-name="Courier 10 Pitch1" fo:font-size="40pt" style:font-size-asian="40pt" style:font-size-complex="40pt"/>
    </style:style>
    <style:style style:name="T4" style:family="text">
      <style:text-properties fo:color="#ffffcc" style:text-outline="false" style:text-line-through-style="none" style:text-line-through-type="none" style:text-position="0% 100%" style:font-name="Courier 10 Pitch1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40pt" style:language-asian="zxx" style:country-asian="none" style:font-style-asian="normal" style:font-weight-asian="normal" style:font-name-complex="Tahoma" style:font-size-complex="4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Courier 10 Pitch1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MIDTERM REVIEW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2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86cm" svg:height="13.335cm" svg:x="1.27cm" svg:y="1.27cm" presentation:class="title" presentation:user-transformed="true">
          <draw:text-box>
            <text:p text:style-name="P1"><text:span text:style-name="T1">MIDTERM EXAM</text:span><text:span text:style-name="T1"><text:line-break/></text:span><text:span text:style-name="T1">75 min</text:span><text:span text:style-name="T1"><text:line-break/></text:span><text:span text:style-name="T1">6 – 10 questions</text:span><text:span text:style-name="T1"><text:line-break/></text:span><text:span text:style-name="T2">a lot like the quiz question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2.551cm" svg:height="9.67cm" svg:x="3.423cm" svg:y="1.959cm" draw:page-number="3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86cm" svg:height="13.335cm" svg:x="1.27cm" svg:y="1.27cm" presentation:class="title" presentation:user-transformed="true">
          <draw:text-box>
            <text:p text:style-name="P1"><text:span text:style-name="T2">MATHEMATICS</text:span><text:span text:style-name="T1"><text:line-break/></text:span><text:span text:style-name="T1">Proof by Induction</text:span><text:span text:style-name="T1"><text:line-break/></text:span><text:span text:style-name="T1">Big-Oh</text:span><text:span text:style-name="T1"><text:line-break/></text:span><text:span text:style-name="T1">Recurrence Relation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2.551cm" svg:height="9.67cm" svg:x="3.423cm" svg:y="1.959cm" draw:page-number="4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86cm" svg:height="13.335cm" svg:x="1.27cm" svg:y="1.27cm" presentation:class="title" presentation:user-transformed="true">
          <draw:text-box>
            <text:p text:style-name="P1"><text:span text:style-name="T2">ALGORITHM ANALYSIS</text:span><text:span text:style-name="T1"><text:line-break/></text:span><text:span text:style-name="T1">Given code,</text:span><text:span text:style-name="T1"><text:line-break/></text:span><text:span text:style-name="T1">analyze the runtime</text:span><text:span text:style-name="T1"><text:line-break/></text:span><text:span text:style-name="T1">(words help, here)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2.551cm" svg:height="9.67cm" svg:x="3.423cm" svg:y="1.959cm" draw:page-number="5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681cm" svg:height="7.761cm" svg:x="0.635cm" svg:y="2.102cm" presentation:class="title" presentation:user-transformed="true">
          <draw:text-box>
            <text:p text:style-name="P4"><text:span text:style-name="T2">LISTS</text:span><text:span text:style-name="T1"><text:line-break/></text:span><text:span text:style-name="T1">Write a method based on</text:span><text:span text:style-name="T1"><text:line-break/></text:span><text:span text:style-name="T1"><text:line-break/></text:span><text:span text:style-name="T1"/></text:p>
          </draw:text-box>
        </draw:frame>
        <draw:frame presentation:style-name="pr5" draw:text-style-name="P8" draw:layer="layout" svg:width="23.817cm" svg:height="11.238cm" svg:x="1.27cm" svg:y="5.877cm" presentation:class="outline" presentation:user-transformed="true">
          <draw:text-box>
            <text:p text:style-name="P6"><text:span text:style-name="T3"/></text:p>
            <text:p text:style-name="P6"><text:span text:style-name="T3">public class Node {</text:span></text:p>
            <text:p text:style-name="P7"><text:span text:style-name="T4">Object element;</text:span></text:p>
            <text:p text:style-name="P7"><text:span text:style-name="T4">Node next;</text:span></text:p>
            <text:p text:style-name="P7"><text:span text:style-name="T4">// Node prev;</text:span></text:p>
            <text:p text:style-name="P7"><text:span text:style-name="T4">}</text:span></text:p>
          </draw:text-box>
        </draw:frame>
        <draw:custom-shape draw:style-name="gr2" draw:text-style-name="P9" draw:layer="layout" svg:width="1.905cm" svg:height="3.175cm" svg:x="15.875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905cm" svg:height="3.175cm" svg:x="17.78cm" svg:y="11.43cm">
          <text:p/>
          <draw:enhanced-geometry svg:viewBox="0 0 21600 21600" draw:type="rectangle" draw:enhanced-path="M 0 0 L 21600 0 21600 21600 0 21600 0 0 Z N"/>
        </draw:custom-shape>
        <draw:line draw:style-name="gr3" draw:layer="layout" svg:x1="19.05cm" svg:y1="13.335cm" svg:x2="22.86cm" svg:y2="13.335cm">
          <text:p/>
        </draw:line>
        <presentation:notes draw:style-name="dp2">
          <draw:page-thumbnail draw:style-name="gr1" draw:layer="layout" svg:width="12.551cm" svg:height="9.67cm" svg:x="3.423cm" svg:y="1.959cm" draw:page-number="6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4.681cm" svg:height="14.605cm" svg:x="0.635cm" svg:y="0cm" presentation:class="title" presentation:user-transformed="true">
          <draw:text-box>
            <text:p text:style-name="P4"><text:span text:style-name="T2">C pointers</text:span><text:span text:style-name="T1"><text:line-break/></text:span><text:span text:style-name="T1">Most likely, a “what is the output of this code” type question</text:span><text:span text:style-name="T1"><text:line-break/></text:span><text:span text:style-name="T1"><text:line-break/></text:span><text:span text:style-name="T1"/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frame presentation:style-name="pr5" draw:text-style-name="P8" draw:layer="layout" svg:width="22.547cm" svg:height="11.238cm" svg:x="2.54cm" svg:y="5.87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pointers</text:span></text:p>
            <text:p text:style-name="P6"><text:span text:style-name="T3">pointers to pointers</text:span></text:p>
            <text:p text:style-name="P6"><text:span text:style-name="T3">lists</text:span></text:p>
            <text:p text:style-name="P6"><text:span text:style-name="T3">address arithmetic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7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Stacks &amp; Queues</text:span></text:p>
          </draw:text-box>
        </draw:frame>
        <draw:frame presentation:style-name="pr5" draw:text-style-name="P8" draw:layer="layout" svg:width="23.182cm" svg:height="11.238cm" svg:x="1.905cm" svg:y="5.877cm" presentation:class="outline" presentation:user-transformed="true">
          <draw:text-box>
            <text:list text:style-name="L2">
              <text:list-item>
                <text:p text:style-name="P1"><text:span text:style-name="T3">Given an interface spec write a standard method.</text:span></text:p>
              </text:list-item>
              <text:list-item>
                <text:p text:style-name="P1"><text:span text:style-name="T3">Assuming an implemented structure, use it to do </text:span><text:span text:style-name="T5">X</text:span><text:span text:style-name="T3">.</text:span></text:p>
              </text:list-item>
              <text:list-item>
                <text:p text:style-name="P1"><text:span text:style-name="T3">Infix to Postfix</text:span></text:p>
              </text:list-item>
              <text:list-item>
                <text:p text:style-name="P1"><text:span text:style-name="T3">Postfix evaluation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8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TREES</text:span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Given an interface spec write a standard method.</text:span></text:p>
              </text:list-item>
              <text:list-item>
                <text:p text:style-name="P1"><text:span text:style-name="T3">Assuming an implemented structure, use it to do </text:span><text:span text:style-name="T5">X</text:span><text:span text:style-name="T3">.</text:span></text:p>
              </text:list-item>
              <text:list-item>
                <text:p text:style-name="P1"><text:span text:style-name="T3">Standard Tree Traversals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9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TREES</text:span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Standard operations on BST &amp; AVL trees.</text:span></text:p>
              </text:list-item>
              <text:list-item>
                <text:p text:style-name="P1"><text:span text:style-name="T3">Standard techniques of implementing trees.</text:span></text:p>
              </text:list-item>
              <text:list-item>
                <text:p text:style-name="P1"><text:span text:style-name="T3">Prove something about a tree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0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4.011cm" svg:x="0.084cm" svg:y="1.17cm" presentation:class="title" presentation:user-transformed="true">
          <draw:text-box>
            <text:p text:style-name="P4"><text:span text:style-name="T2">Sets &amp; Maps &amp; Generics</text:span><text:span text:style-name="T2"><text:line-break/></text:span><text:span text:style-name="T2">(Java Collections)</text:span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These topics are best covered in labs &amp; projects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Priority Queues</text:span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Insert, deleteNext on a Heap</text:span></text:p>
              </text:list-item>
              <text:list-item>
                <text:p text:style-name="P1"><text:span text:style-name="T3">“</text:span><text:span text:style-name="T3">What is the output of this code?”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2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Combinatorics</text:span></text:p>
          </draw:text-box>
        </draw:frame>
        <draw:frame presentation:style-name="pr5" draw:text-style-name="P8" draw:layer="layout" svg:width="24.712cm" svg:height="11.238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This was the subject of a workshop quiz.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3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4.681cm" svg:height="3.81cm" svg:x="0.084cm" svg:y="1.27cm" presentation:class="title" presentation:user-transformed="true">
          <draw:text-box>
            <text:p text:style-name="P4"><text:span text:style-name="T2">Suggestions?</text:span></text:p>
          </draw:text-box>
        </draw:frame>
        <draw:frame presentation:style-name="pr5" draw:text-style-name="P8" draw:layer="layout" svg:width="24.712cm" svg:height="11.721cm" svg:x="0.375cm" svg:y="5.877cm" presentation:class="outline" presentation:user-transformed="true">
          <draw:text-box>
            <text:list text:style-name="L2">
              <text:list-item>
                <text:p text:style-name="P1"><text:span text:style-name="T3">If you had to write one question that would demonstrate what you learned, what would it be?</text:span></text:p>
              </text:list-item>
              <text:list-item>
                <text:p text:style-name="P1"><text:span text:style-name="T3">I will seriously consider email submissions (look at old exams for format).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4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27562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27562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27562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27562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2756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7562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a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a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a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a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a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creator>Ted Pawlicki</dc:creator>
    <dc:date>2015-03-03T11:28:40.832372748</dc:date>
    <meta:editing-cycles>205</meta:editing-cycles>
    <meta:editing-duration>PT11H55M37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